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otTestAttributes.getStri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otTestAttributes.assertNotInAotRun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AotTestAttributes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otTestAttributes.set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AotTestAttributes.DefaultAotTestAttributes( Map &lt; String , String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